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5-06-30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5-05-23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5-04-25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5-03-14 1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5-02-21 0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5-01-24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4-12-27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4-11-30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4-10-26 1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4-09-28 1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4-08-29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4-07-26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4-06-28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4-05-25 1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4-04-20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4-03-28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4-02-24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4-01-29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4-01-11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3-12-28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3-12-14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3-11-20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3-10-26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3-09-26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3-08-29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3-07-26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3-06-22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3-05-25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3-04-28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3-03-29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3-02-24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3-01-27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2-12-28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2-11-21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2-10-28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2-09-28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2-08-24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2-07-25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2-06-28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2-05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2-04-30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2-03-26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2-02-26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2-01-29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1-12-30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1-11-1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1-10-29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1-09-28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1-08-30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1-07-26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1-06-30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1-05-27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1-04-29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1-03-29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1-02-24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1-01-27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0-12-28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0-11-23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0-10-26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0-09-28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0-08-25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0-07-2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0-06-29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0-05-28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0-04-28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0-03-2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0-02-25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20-01-27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9-12-23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9-11-21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9-10-30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9-09-26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9-08-26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9-07-25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9-06-26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9-05-29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9-04-23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9-03-27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9-02-27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9-01-30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8-12-17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8-11-26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8-10-29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8-09-24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8-08-27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8-07-26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8-06-25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8-05-30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8-04-25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8-03-26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8-02-26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8-01-29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7-12-27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7-11-2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7-10-30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7-09-26 1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7-08-29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7-07-26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7-06-26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7-05-30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7-05-15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7-04-25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7-03-2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7-03-13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7-02-28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7-01-3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6-12-27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6-11-28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6-10-20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6-09-26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6-08-30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6-07-25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6-06-27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6-05-23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6-04-27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6-03-31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6-02-25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6-01-29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5-12-2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5-11-23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5-10-22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5-09-25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5-08-25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5-07-28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5-06-23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5-05-26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5-04-29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5-03-23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5-02-24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5-01-30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4-12-29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4-11-24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4-10-2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4-09-29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4-08-25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4-07-29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4-06-25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4-05-28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4-04-28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4-03-24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4-02-24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4-01-27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3-12-30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3-11-25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3-10-28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3-09-23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3-08-26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3-08-01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3-06-24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3-05-29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3-04-3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3-03-26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3-02-25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3-01-17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2-12-1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2-11-20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2-10-22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2-09-24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2-08-15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2-07-18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2-06-26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2-05-23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2-04-25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2-03-26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2-02-23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2-01-24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1-12-21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1-11-28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1-10-25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1-09-2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1-08-2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1-07-2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1-06-27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1-05-24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1-04-1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1-03-2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1-02-2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1-01-24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2-29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0-27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9-27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8-23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7-19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6-14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5-19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2-17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1-20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1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2-28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2-15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1-2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0-16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9-21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8-2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7-27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6-22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5-2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4-17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3-17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2-17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2-22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1-2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9-16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8-19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7-16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5-20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7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6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4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2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2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1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1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1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1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1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1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1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1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1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1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0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0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0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0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0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0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0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0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0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0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0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2000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9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9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9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9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9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9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9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9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9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9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8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8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8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8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8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8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8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8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8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8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7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7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7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7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7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7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7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6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6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6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5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5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5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5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5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5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5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5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5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5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4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4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4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4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4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4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4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4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4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4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3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3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3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3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3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3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3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3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3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3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3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2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2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2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2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2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2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2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2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2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2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1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1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1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1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1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1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1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1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1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1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1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0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0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0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0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0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0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0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0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0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0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90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9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9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9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9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9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9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9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9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9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9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9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9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8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8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8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8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8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8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8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8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8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8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8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8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8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8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7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7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7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7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7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7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7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7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7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7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7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6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6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6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6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6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6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6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6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6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6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5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5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5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5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5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5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5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5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5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5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4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4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4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4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4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3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3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3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3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3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3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2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2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17077190401</text:p>
          </table:table-cell>
          <table:table-cell office:value-type="string" calcext:value-type="string">
            <text:p>FR Df <text:s/>35</text:p>
          </table:table-cell>
          <table:table-cell office:value-type="string" calcext:value-type="string">
            <text:p>1982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312" meta:object-count="0"/>
    <meta:user-defined meta:name="AppVersion">3.0</meta:user-defined>
  </office:meta>
</office:document-meta>
</file>